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clidSymbol" svg:font-family="EuclidSymbol"/>
    <style:font-face style:name="MinionPro-Regular" svg:font-family="MinionPro-Regular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3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Source</text:p>
          </table:table-cell>
          <table:table-cell table:style-name="ce3" office:value-type="string" calcext:value-type="string">
            <text:p>NumBursts</text:p>
          </table:table-cell>
          <table:table-cell table:style-name="ce3" office:value-type="string" calcext:value-type="string">
            <text:p>DM</text:p>
          </table:table-cell>
          <table:table-cell table:style-name="ce5" office:value-type="string" calcext:value-type="string">
            <text:p>Telescope</text:p>
          </table:table-cell>
          <table:table-cell table:style-name="ce5" office:value-type="string" calcext:value-type="string">
            <text:p>Publication</text:p>
          </table:table-cell>
          <table:table-cell table:style-name="ce5" table:number-columns-repeated="1019"/>
        </table:table-row>
        <table:table-row table:style-name="ro1">
          <table:table-cell office:value-type="float" office:value="121102" calcext:value-type="float">
            <text:p>121102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Several</text:p>
          </table:table-cell>
          <table:table-cell office:value-type="string" calcext:value-type="string">
            <text:p>Gajjar et al. 2018, Hessels et al. 2019, Michilli et al. 2018, Caleb et al. 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0916.J0158+65</text:p>
          </table:table-cell>
          <table:table-cell office:value-type="float" office:value="10" calcext:value-type="float">
            <text:p>10</text:p>
          </table:table-cell>
          <table:table-cell office:value-type="float" office:value="349.2" calcext:value-type="float">
            <text:p>349.2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1030.J1054+73</text:p>
          </table:table-cell>
          <table:table-cell office:value-type="float" office:value="2" calcext:value-type="float">
            <text:p>2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1128.J0456+63</text:p>
          </table:table-cell>
          <table:table-cell office:value-type="float" office:value="2" calcext:value-type="float">
            <text:p>2</text:p>
          </table:table-cell>
          <table:table-cell office:value-type="float" office:value="450.5" calcext:value-type="float">
            <text:p>450.5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1119.J12+65</text:p>
          </table:table-cell>
          <table:table-cell office:value-type="float" office:value="3" calcext:value-type="float">
            <text:p>3</text:p>
          </table:table-cell>
          <table:table-cell office:value-type="float" office:value="364.05" calcext:value-type="float">
            <text:p>364.05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0116.J1249+27</text:p>
          </table:table-cell>
          <table:table-cell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1017.J1705+68</text:p>
          </table:table-cell>
          <table:table-cell office:value-type="float" office:value="2" calcext:value-type="float">
            <text:p>2</text:p>
          </table:table-cell>
          <table:table-cell office:value-type="float" office:value="1281.6" calcext:value-type="float">
            <text:p>1281.6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0209.J0937+77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0222.J2052+69</text:p>
          </table:table-cell>
          <table:table-cell office:value-type="float" office:value="2" calcext:value-type="float">
            <text:p>2</text:p>
          </table:table-cell>
          <table:table-cell office:value-type="float" office:value="460.6" calcext:value-type="float">
            <text:p>460.6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814.J0422+73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miri et al. 2019, CHIME et al. 2019</text:p>
          </table:table-cell>
          <table:table-cell table:number-columns-repeated="1019"/>
        </table:table-row>
        <table:table-row table:style-name="ro1">
          <table:table-cell office:value-type="float" office:value="190711" calcext:value-type="float">
            <text:p>190711</text:p>
          </table:table-cell>
          <table:table-cell office:value-type="string" calcext:value-type="string">
            <text:p>1 (possible)</text:p>
          </table:table-cell>
          <table:table-cell/>
          <table:table-cell office:value-type="string" calcext:value-type="string">
            <text:p>ASKAP</text:p>
          </table:table-cell>
          <table:table-cell office:value-type="string" calcext:value-type="string">
            <text:p>Day et al. 2020</text:p>
          </table:table-cell>
          <table:table-cell table:number-columns-repeated="1019"/>
        </table:table-row>
        <table:table-row table:style-name="ro1">
          <table:table-cell office:value-type="float" office:value="171019" calcext:value-type="float">
            <text:p>171019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SKAP/GBT</text:p>
          </table:table-cell>
          <table:table-cell office:value-type="string" calcext:value-type="string">
            <text:p>Kumar et al. 2019, Shannon et al. 2019, <text:a xlink:href="http://www.astronomerstelegram.org/?read=13013" xlink:type="simple">http://www.astronomerstelegram.org/?read=13013</text:a>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clidSymbol" svg:font-family="EuclidSymbol"/>
    <style:font-face style:name="MinionPro-Regular" svg:font-family="MinionPro-Regular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6:27:15.199000000</meta:creation-date>
    <dc:date>2020-06-23T19:01:12.795000000</dc:date>
    <meta:editing-duration>PT1H2M50S</meta:editing-duration>
    <meta:editing-cycles>14</meta:editing-cycles>
    <meta:generator>LibreOffice/5.4.4.2$Windows_X86_64 LibreOffice_project/2524958677847fb3bb44820e40380acbe820f960</meta:generator>
    <meta:document-statistic meta:table-count="1" meta:cell-count="63" meta:object-count="0"/>
  </office:meta>
</office:document-meta>
</file>